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0C50DEA.png" manifest:media-type="image/png"/>
  <manifest:file-entry manifest:full-path="Pictures/1000000100000200000002006D277424.png" manifest:media-type="image/png"/>
  <manifest:file-entry manifest:full-path="Pictures/1000000100000200000002009D456C00.png" manifest:media-type="image/png"/>
  <manifest:file-entry manifest:full-path="Pictures/1000000100000200000002009A4A9A1E.png" manifest:media-type="image/png"/>
  <manifest:file-entry manifest:full-path="Pictures/100000010000020000000200F7D47ECC.png" manifest:media-type="image/png"/>
  <manifest:file-entry manifest:full-path="Pictures/10000000000009C4000003B0CD131B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1.691cm" fo:min-width="0.767cm" fo:padding-top="0.165cm" fo:padding-bottom="0.165cm" fo:padding-left="0.29cm" fo:padding-right="0.29cm" fo:wrap-option="wrap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3cm" fo:min-width="1.643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66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781cm" fo:padding-top="0.165cm" fo:padding-bottom="0.165cm" fo:padding-left="0.29cm" fo:padding-right="0.29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692cm" fo:min-width="0.767cm" fo:padding-top="0.165cm" fo:padding-bottom="0.165cm" fo:padding-left="0.29cm" fo:padding-right="0.29cm" fo:wrap-option="wrap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2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62cm" fo:min-width="4.81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0.147cm" fo:min-width="7.784cm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262cm" fo:min-width="3.012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665cm" fo:min-width="2.418cm" loext:decorative="false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-color="#bf0041" draw:textarea-horizontal-align="justify" draw:textarea-vertical-align="middle" draw:auto-grow-height="false" fo:min-height="0.827cm" fo:min-width="0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in-height="0.775cm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Pastel_20_Bouquet" draw:textarea-horizontal-align="justify" draw:textarea-vertical-align="middle" draw:auto-grow-height="false" fo:min-height="2.528cm" fo:min-width="4.182cm" fo:padding-top="0.165cm" fo:padding-bottom="0.165cm" fo:padding-left="0.29cm" fo:padding-right="0.29cm" loext:decorative="false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99cm" fo:min-width="0.849cm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4000" draw:marker-start-width="0.321cm" draw:marker-end-width="0.321cm" draw:stroke-linejoin="round" draw:fill-color="#ffe994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5.612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1.258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gradient" draw:fill-color="#ffffff" draw:fill-gradient-name="Gradient_20_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5429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-color="#bf0041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gradient" draw:fill-color="#ffffff" draw:fill-gradient-name="Pastel_20_Bouquet"/>
      <style:paragraph-properties fo:text-align="center"/>
    </style:style>
    <style:style style:name="P17" style:family="paragraph">
      <style:paragraph-properties fo:text-align="center"/>
      <style:text-properties style:font-name="Time"/>
    </style:style>
    <style:style style:name="P18" style:family="paragraph">
      <loext:graphic-properties draw:fill-color="#ffe994"/>
      <style:paragraph-properties fo:text-align="center" style:writing-mode="lr-tb"/>
      <style:text-properties style:font-name="Time"/>
    </style:style>
    <style:style style:name="P19" style:family="paragraph">
      <loext:graphic-properties draw:fill-color="#bf0041"/>
      <style:paragraph-properties fo:text-align="center" style:writing-mode="lr-tb"/>
      <style:text-properties style:font-name="Time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ans" fo:font-size="44pt" style:font-name-asian="Liberation Sans" style:font-size-asian="44pt" style:font-name-complex="Liberation Sans" style:font-size-complex="44pt"/>
    </style:style>
    <style:style style:name="T3" style:family="text">
      <style:text-properties style:font-name="Liberation Sans1" fo:font-size="44pt" style:font-name-asian="Liberation Sans" style:font-size-asian="44pt" style:font-name-complex="Liberation Sans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style:font-name-asian="Liberation Sans" style:font-size-asian="16pt" style:font-name-complex="Liberation Sans" style:font-size-complex="16pt"/>
    </style:style>
    <style:style style:name="T6" style:family="text">
      <style:text-properties style:font-name="Liberation Sans1" fo:font-size="16pt" style:font-name-asian="Liberation Sans" style:font-size-asian="16pt" style:font-name-complex="Liberation Sans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857cm" svg:x="16.24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2.587cm" svg:y="6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svg:x="2.587cm" svg:y="6.39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svg:x="2.587cm" svg:y="9.096cm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3" draw:layer="layout" svg:width="11.825cm" svg:height="4.463cm" svg:x="16.875cm" svg:y="15.446cm">
          <draw:image xlink:href="Pictures/10000000000009C4000003B0CD131BF5.png" xlink:type="simple" xlink:show="embed" xlink:actuate="onLoad" draw:mime-type="image/png">
            <text:p/>
          </draw:image>
        </draw:frame>
        <draw:custom-shape draw:style-name="gr6" draw:text-style-name="P4" draw:layer="layout" svg:width="1.905cm" svg:height="2.858cm" svg:x="11.47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477cm" svg:height="0.477cm" svg:x="1cm" svg:y="10.0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23cm" svg:height="1.429cm" svg:x="2.587cm" svg:y="9.572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699cm" svg:y1="6.873cm" svg:x2="3.699cm" svg:y2="9.096cm">
          <text:p/>
        </draw:line>
        <draw:line draw:style-name="gr9" draw:text-style-name="P3" draw:layer="layout" svg:x1="4.175cm" svg:y1="6.873cm" svg:x2="4.175cm" svg:y2="9.096cm">
          <text:p/>
        </draw:line>
        <draw:line draw:style-name="gr9" draw:text-style-name="P3" draw:layer="layout" svg:x1="3.222cm" svg:y1="6.873cm" svg:x2="3.222cm" svg:y2="9.096cm">
          <text:p/>
        </draw:line>
        <draw:line draw:style-name="gr9" draw:text-style-name="P3" draw:layer="layout" svg:x1="4.492cm" svg:y1="6.873cm" svg:x2="4.492cm" svg:y2="9.096cm">
          <text:p/>
        </draw:line>
        <draw:line draw:style-name="gr9" draw:text-style-name="P3" draw:layer="layout" svg:x1="2.905cm" svg:y1="6.873cm" svg:x2="2.905cm" svg:y2="9.096cm">
          <text:p/>
        </draw:line>
        <draw:custom-shape draw:style-name="gr10" draw:text-style-name="P1" draw:layer="layout" svg:width="10.477cm" svg:height="0.477cm" svg:x="18.145cm" svg:y="10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398cm" svg:height="3.492cm" svg:x="7.032cm" svg:y="4.016cm">
          <text:p text:style-name="P6"><text:span text:style-name="T1">3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461cm" svg:y1="8.62cm" svg:x2="8.461cm" svg:y2="10.048cm">
          <text:p/>
        </draw:line>
        <draw:line draw:style-name="gr13" draw:text-style-name="P3" draw:layer="layout" svg:x1="11.16cm" svg:y1="8.62cm" svg:x2="11.16cm" svg:y2="10.048cm">
          <text:p/>
        </draw:line>
        <draw:custom-shape draw:style-name="gr14" draw:text-style-name="P11" draw:layer="layout" svg:width="8.364cm" svg:height="0.477cm" draw:transform="rotate (1.5707963267949) translate (14.651cm 2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2.223cm" draw:transform="rotate (1.5707963267949) translate (11.477cm 17.9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draw:transform="rotate (-1.5707963267949) translate (11.477cm 15.75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draw:transform="rotate (1.5707963267949) translate (13.7cm 17.986cm)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223cm" svg:height="1.429cm" draw:transform="rotate (1.5707963267949) translate (14.176cm 17.986cm)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6.874cm" svg:x2="13.7cm" svg:y2="16.874cm">
          <text:p/>
        </draw:line>
        <draw:line draw:style-name="gr9" draw:text-style-name="P3" draw:layer="layout" svg:x1="11.477cm" svg:y1="16.398cm" svg:x2="13.7cm" svg:y2="16.398cm">
          <text:p/>
        </draw:line>
        <draw:line draw:style-name="gr9" draw:text-style-name="P3" draw:layer="layout" svg:x1="11.477cm" svg:y1="17.351cm" svg:x2="13.7cm" svg:y2="17.351cm">
          <text:p/>
        </draw:line>
        <draw:line draw:style-name="gr9" draw:text-style-name="P3" draw:layer="layout" svg:x1="11.477cm" svg:y1="16.081cm" svg:x2="13.7cm" svg:y2="16.081cm">
          <text:p/>
        </draw:line>
        <draw:line draw:style-name="gr9" draw:text-style-name="P3" draw:layer="layout" svg:x1="11.477cm" svg:y1="17.668cm" svg:x2="13.7cm" svg:y2="17.668cm">
          <text:p/>
        </draw:line>
        <draw:custom-shape draw:style-name="gr11" draw:text-style-name="P7" draw:layer="layout" svg:width="5.398cm" svg:height="3.492cm" svg:x="17.35cm" svg:y="4.016cm">
          <text:p text:style-name="P6"><text:span text:style-name="T1">9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99cm" svg:height="1.111cm" svg:x="20.049cm" svg:y="7.508cm">
          <text:p text:style-name="P8"><text:span text:style-name="T4">9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699cm" svg:height="1.111cm" svg:x="17.35cm" svg:y="7.508cm">
          <text:p text:style-name="P9"><text:span text:style-name="T4">9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8.779cm" svg:y1="8.62cm" svg:x2="18.779cm" svg:y2="10.048cm">
          <text:p/>
        </draw:line>
        <draw:line draw:style-name="gr13" draw:text-style-name="P3" draw:layer="layout" svg:x1="21.478cm" svg:y1="8.62cm" svg:x2="21.478cm" svg:y2="10.048cm">
          <text:p/>
        </draw:line>
        <draw:custom-shape draw:style-name="gr11" draw:text-style-name="P7" draw:layer="layout" svg:width="5.398cm" svg:height="3.492cm" svg:x="16.557cm" svg:y="12.112cm">
          <text:p text:style-name="P6"><text:span text:style-name="T2">181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461cm" svg:y1="8.62cm" svg:x2="8.461cm" svg:y2="10.048cm">
          <text:p/>
        </draw:line>
        <draw:line draw:style-name="gr13" draw:text-style-name="P3" draw:layer="layout" svg:x1="11.16cm" svg:y1="8.62cm" svg:x2="11.16cm" svg:y2="10.048cm">
          <text:p/>
        </draw:line>
        <draw:line draw:style-name="gr13" draw:text-style-name="P3" draw:layer="layout" svg:x1="15.129cm" svg:y1="13.858cm" svg:x2="16.557cm" svg:y2="13.858cm">
          <text:p/>
        </draw:line>
        <draw:custom-shape draw:style-name="gr20" draw:text-style-name="P7" draw:layer="layout" svg:width="5.08cm" svg:height="5.08cm" svg:x="5.445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238cm" svg:y1="18.621cm" svg:x2="7.985cm" svg:y2="16.875cm">
          <text:p/>
        </draw:line>
        <draw:line draw:style-name="gr9" draw:text-style-name="P3" draw:layer="layout" svg:x1="5.445cm" svg:y1="16.875cm" svg:x2="7.985cm" svg:y2="16.875cm">
          <text:p/>
        </draw:line>
        <draw:line draw:style-name="gr9" draw:text-style-name="P3" draw:layer="layout" svg:x1="7.985cm" svg:y1="14.335cm" svg:x2="7.985cm" svg:y2="16.875cm">
          <text:p/>
        </draw:line>
        <draw:line draw:style-name="gr9" draw:text-style-name="P3" draw:layer="layout" svg:x1="10.525cm" svg:y1="16.875cm" svg:x2="7.985cm" svg:y2="16.875cm">
          <text:p/>
        </draw:line>
        <draw:line draw:style-name="gr9" draw:text-style-name="P3" draw:layer="layout" svg:x1="6.231cm" svg:y1="15.128cm" svg:x2="7.985cm" svg:y2="16.882cm">
          <text:p/>
        </draw:line>
        <draw:line draw:style-name="gr9" draw:text-style-name="P3" draw:layer="layout" svg:x1="9.731cm" svg:y1="15.128cm" svg:x2="7.985cm" svg:y2="16.882cm">
          <text:p/>
        </draw:line>
        <draw:line draw:style-name="gr9" draw:text-style-name="P3" draw:layer="layout" svg:x1="9.731cm" svg:y1="18.621cm" svg:x2="7.985cm" svg:y2="16.882cm">
          <text:p/>
        </draw:line>
        <draw:line draw:style-name="gr9" draw:text-style-name="P3" draw:layer="layout" svg:x1="10.366cm" svg:y1="17.827cm" svg:x2="7.985cm" svg:y2="16.882cm">
          <text:p/>
        </draw:line>
        <draw:line draw:style-name="gr9" draw:text-style-name="P3" draw:layer="layout" svg:x1="10.366cm" svg:y1="15.922cm" svg:x2="7.985cm" svg:y2="16.882cm">
          <text:p/>
        </draw:line>
        <draw:line draw:style-name="gr9" draw:text-style-name="P3" draw:layer="layout" svg:x1="8.937cm" svg:y1="14.493cm" svg:x2="7.985cm" svg:y2="16.882cm">
          <text:p/>
        </draw:line>
        <draw:line draw:style-name="gr9" draw:text-style-name="P3" draw:layer="layout" svg:x1="7.032cm" svg:y1="14.493cm" svg:x2="7.985cm" svg:y2="16.882cm">
          <text:p/>
        </draw:line>
        <draw:line draw:style-name="gr9" draw:text-style-name="P3" draw:layer="layout" svg:x1="5.603cm" svg:y1="15.922cm" svg:x2="7.985cm" svg:y2="16.882cm">
          <text:p/>
        </draw:line>
        <draw:line draw:style-name="gr9" draw:text-style-name="P3" draw:layer="layout" svg:x1="5.603cm" svg:y1="17.827cm" svg:x2="7.985cm" svg:y2="16.882cm">
          <text:p/>
        </draw:line>
        <draw:custom-shape draw:style-name="gr21" draw:text-style-name="P2" draw:layer="layout" svg:width="4.126cm" svg:height="4.121cm" svg:x="5.922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2.063cm" draw:transform="rotate (2.35619449019235) translate (8.051cm 17.0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5" draw:layer="layout" svg:width="4.445cm" svg:height="1.025cm" svg:x="6.08cm" svg:y="17.755cm">
          <draw:text-box>
            <text:p><text:span text:style-name="T7">0% <text:s text:c="18"/>100%</text:span></text:p>
          </draw:text-box>
        </draw:frame>
        <draw:custom-shape draw:style-name="gr24" draw:text-style-name="P16" draw:layer="layout" svg:width="4.762cm" svg:height="2.858cm" svg:x="12.43cm" svg:y="8.937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43cm" svg:y1="9.89cm" svg:x2="17.192cm" svg:y2="9.89cm">
          <text:p/>
        </draw:line>
        <draw:line draw:style-name="gr9" draw:text-style-name="P3" draw:layer="layout" svg:x1="12.43cm" svg:y1="11.477cm" svg:x2="17.192cm" svg:y2="11.477cm">
          <text:p/>
        </draw:line>
        <draw:line draw:style-name="gr9" draw:text-style-name="P3" draw:layer="layout" svg:x1="12.43cm" svg:y1="9.572cm" svg:x2="17.192cm" svg:y2="9.572cm">
          <text:p/>
        </draw:line>
        <draw:line draw:style-name="gr9" draw:text-style-name="P3" draw:layer="layout" svg:x1="12.43cm" svg:y1="9.255cm" svg:x2="17.192cm" svg:y2="9.255cm">
          <text:p/>
        </draw:line>
        <draw:line draw:style-name="gr9" draw:text-style-name="P3" draw:layer="layout" svg:x1="12.43cm" svg:y1="10.207cm" svg:x2="17.192cm" svg:y2="10.207cm">
          <text:p/>
        </draw:line>
        <draw:line draw:style-name="gr9" draw:text-style-name="P3" draw:layer="layout" svg:x1="12.43cm" svg:y1="10.525cm" svg:x2="17.192cm" svg:y2="10.525cm">
          <text:p/>
        </draw:line>
        <draw:line draw:style-name="gr9" draw:text-style-name="P3" draw:layer="layout" svg:x1="12.43cm" svg:y1="10.842cm" svg:x2="17.192cm" svg:y2="10.842cm">
          <text:p/>
        </draw:line>
        <draw:line draw:style-name="gr9" draw:text-style-name="P3" draw:layer="layout" svg:x1="12.43cm" svg:y1="11.16cm" svg:x2="17.192cm" svg:y2="11.16cm">
          <text:p/>
        </draw:line>
        <draw:custom-shape draw:style-name="gr20" draw:text-style-name="P7" draw:layer="layout" svg:width="5.08cm" svg:height="5.08cm" svg:x="1.158cm" svg:y="1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.951cm" svg:y1="5.444cm" svg:x2="3.698cm" svg:y2="3.698cm">
          <text:p/>
        </draw:line>
        <draw:line draw:style-name="gr9" draw:text-style-name="P3" draw:layer="layout" svg:x1="1.158cm" svg:y1="3.698cm" svg:x2="3.698cm" svg:y2="3.698cm">
          <text:p/>
        </draw:line>
        <draw:line draw:style-name="gr9" draw:text-style-name="P3" draw:layer="layout" svg:x1="3.698cm" svg:y1="1.158cm" svg:x2="3.698cm" svg:y2="3.698cm">
          <text:p/>
        </draw:line>
        <draw:line draw:style-name="gr9" draw:text-style-name="P3" draw:layer="layout" svg:x1="6.238cm" svg:y1="3.698cm" svg:x2="3.698cm" svg:y2="3.698cm">
          <text:p/>
        </draw:line>
        <draw:line draw:style-name="gr9" draw:text-style-name="P3" draw:layer="layout" svg:x1="1.944cm" svg:y1="1.951cm" svg:x2="3.698cm" svg:y2="3.705cm">
          <text:p/>
        </draw:line>
        <draw:line draw:style-name="gr9" draw:text-style-name="P3" draw:layer="layout" svg:x1="5.444cm" svg:y1="1.951cm" svg:x2="3.698cm" svg:y2="3.705cm">
          <text:p/>
        </draw:line>
        <draw:line draw:style-name="gr9" draw:text-style-name="P3" draw:layer="layout" svg:x1="5.444cm" svg:y1="5.444cm" svg:x2="3.698cm" svg:y2="3.705cm">
          <text:p/>
        </draw:line>
        <draw:line draw:style-name="gr9" draw:text-style-name="P3" draw:layer="layout" svg:x1="6.079cm" svg:y1="4.65cm" svg:x2="3.698cm" svg:y2="3.705cm">
          <text:p/>
        </draw:line>
        <draw:line draw:style-name="gr9" draw:text-style-name="P3" draw:layer="layout" svg:x1="6.079cm" svg:y1="2.745cm" svg:x2="3.698cm" svg:y2="3.705cm">
          <text:p/>
        </draw:line>
        <draw:line draw:style-name="gr9" draw:text-style-name="P3" draw:layer="layout" svg:x1="4.65cm" svg:y1="1.316cm" svg:x2="3.698cm" svg:y2="3.705cm">
          <text:p/>
        </draw:line>
        <draw:line draw:style-name="gr9" draw:text-style-name="P3" draw:layer="layout" svg:x1="2.745cm" svg:y1="1.316cm" svg:x2="3.698cm" svg:y2="3.705cm">
          <text:p/>
        </draw:line>
        <draw:line draw:style-name="gr9" draw:text-style-name="P3" draw:layer="layout" svg:x1="1.316cm" svg:y1="2.745cm" svg:x2="3.698cm" svg:y2="3.705cm">
          <text:p/>
        </draw:line>
        <draw:line draw:style-name="gr9" draw:text-style-name="P3" draw:layer="layout" svg:x1="1.316cm" svg:y1="4.65cm" svg:x2="3.698cm" svg:y2="3.705cm">
          <text:p/>
        </draw:line>
        <draw:custom-shape draw:style-name="gr21" draw:text-style-name="P2" draw:layer="layout" svg:width="4.126cm" svg:height="4.121cm" svg:x="1.635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2.063cm" draw:transform="rotate (1.5707963267949) translate (3.698cm 3.8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5" draw:layer="layout" svg:width="4.445cm" svg:height="1.025cm" svg:x="1.793cm" svg:y="4.578cm">
          <draw:text-box>
            <text:p><text:span text:style-name="T7">0% <text:s text:c="18"/>100%</text:span></text:p>
          </draw:text-box>
        </draw:frame>
        <draw:custom-shape draw:style-name="gr25" draw:text-style-name="P2" draw:layer="layout" svg:width="1.429cm" svg:height="1.429cm" svg:x="26.876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5.13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3.383cm" svg:y="1.31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111cm" svg:height="1.111cm" svg:x="27.035cm" svg:y="1.476cm">
          <draw:image xlink:href="Pictures/100000010000020000000200F7D47ECC.png" xlink:type="simple" xlink:show="embed" xlink:actuate="onLoad" draw:mime-type="image/png">
            <text:p/>
          </draw:image>
        </draw:frame>
        <draw:frame draw:style-name="gr5" draw:text-style-name="P3" draw:layer="layout" svg:width="1.429cm" svg:height="1.429cm" svg:x="25.13cm" svg:y="1.317cm">
          <draw:image xlink:href="Pictures/1000000100000200000002009A4A9A1E.png" xlink:type="simple" xlink:show="embed" xlink:actuate="onLoad" draw:mime-type="image/png">
            <text:p/>
          </draw:image>
        </draw:frame>
        <draw:frame draw:style-name="gr5" draw:text-style-name="P3" draw:layer="layout" svg:width="1.111cm" svg:height="1.111cm" svg:x="23.542cm" svg:y="1.476cm">
          <draw:image xlink:href="Pictures/1000000100000200000002009D456C00.png" xlink:type="simple" xlink:show="embed" xlink:actuate="onLoad" draw:mime-type="image/png">
            <text:p/>
          </draw:image>
        </draw:frame>
        <draw:custom-shape draw:style-name="gr26" draw:text-style-name="P18" draw:layer="layout" svg:width="13.177cm" svg:height="3.175cm" svg:x="3.857cm" svg:y="-6.62cm">
          <text:p text:style-name="P17"><text:span text:style-name="T8">PT1 open circui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13cm" svg:height="1.713cm" svg:x="4.843cm" svg:y="-5.951cm">
          <draw:image xlink:href="Pictures/1000000100000200000002006D277424.png" xlink:type="simple" xlink:show="embed" xlink:actuate="onLoad" draw:mime-type="image/png">
            <text:p/>
          </draw:image>
        </draw:frame>
        <draw:custom-shape draw:style-name="gr27" draw:text-style-name="P18" draw:layer="layout" svg:width="6.192cm" svg:height="1.588cm" svg:x="3.857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6.985cm" svg:height="1.588cm" svg:x="10.049cm" svg:y="-3.445cm">
          <text:p text:style-name="P17"><text:span text:style-name="T8">Igno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3.177cm" svg:height="3.175cm" svg:x="17.668cm" svg:y="-6.62cm">
          <text:p text:style-name="P17"><text:span text:style-name="T8"><text:s text:c="10"/></text:span><text:span text:style-name="T8">PT5 temp too low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3.177cm" svg:height="1.588cm" svg:x="17.668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05cm" svg:height="1.905cm" svg:x="18.303cm" svg:y="-5.985cm">
          <draw:image xlink:href="Pictures/10000001000002000000020020C50DEA.png" xlink:type="simple" xlink:show="embed" xlink:actuate="onLoad" draw:mime-type="image/png">
            <text:p/>
          </draw:image>
        </draw:frame>
        <draw:custom-shape draw:style-name="gr11" draw:text-style-name="P7" draw:layer="layout" svg:width="5.398cm" svg:height="3.492cm" svg:x="23.066cm" svg:y="4.016cm">
          <text:p text:style-name="P6"><text:span text:style-name="T1">Kefir</text:span></text:p>
          <text:p text:style-name="P8"><text:span text:style-name="T9">102</text:span><text:span text:style-name="T2">°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635cm" svg:height="0.635cm" svg:x="3.38cm" svg:y="3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0.635cm" svg:height="0.635cm" svg:x="7.667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axial" draw:start-color="#729fcf" draw:end-color="#729fcf" draw:start-intensity="100%" draw:end-intensity="100%" draw:angle="30deg" draw:border="0%">
      <loext:gradient-stop svg:offset="1" loext:color-type="rgb" loext:color-value="#729fcf"/>
    </draw:gradient>
    <draw:gradient draw:name="Pastel_20_Bouquet" draw:display-name="Pastel Bouquet" draw:style="linear" draw:start-color="#729fcf" draw:end-color="#ff7b59" draw:start-intensity="100%" draw:end-intensity="100%" draw:angle="90deg" draw:border="0%">
      <loext:gradient-stop svg:offset="0" loext:color-type="rgb" loext:color-value="#729fcf"/>
      <loext:gradient-stop svg:offset="1" loext:color-type="rgb" loext:color-value="#ff7b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5:07:19.751082345</dc:date>
    <meta:editing-duration>PT11M42S</meta:editing-duration>
    <meta:editing-cycles>5</meta:editing-cycles>
    <meta:generator>LibreOffice/24.2.7.2$Linux_X86_64 LibreOffice_project/420$Build-2</meta:generator>
    <meta:printed-by>PDF files</meta:printed-by>
    <meta:document-statistic meta:object-count="99"/>
  </office:meta>
</office:document-meta>
</file>